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1ddf2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012a0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3112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012a0" officeooo:paragraph-rsid="00132b21" style:font-size-asian="15pt" style:font-weight-asian="normal" style:font-size-complex="15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2a0" officeooo:paragraph-rsid="001012a0" style:font-size-asian="12pt" style:font-weight-asian="normal" style:font-size-complex="12pt" style:font-weight-complex="normal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4e15b" style:font-size-asian="17.5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Maranata</text:span><text:tab/><text:tab/><text:span text:style-name="T3">Ministério Avivah<text:tab/></text:span><text:span text:style-name="T1">[ </text:span><text:span text:style-name="T2">30 </text:span><text:span text:style-name="T1">]</text:span></text:p>
      <text:p text:style-name="P1">Tu és a minha luz</text:p>
      <text:p text:style-name="P1">A minha salvação</text:p>
      <text:p text:style-name="P2">E a Ti me renderei</text:p>
      <text:p text:style-name="P1">Se ao teu lado estou</text:p>
      <text:p text:style-name="P1">Seguro em tuas mãos</text:p>
      <text:p text:style-name="P2">Eu nada temerei</text:p>
      <text:p text:style-name="P2"/>
      <text:p text:style-name="P1">Ôô, ôô, ôô</text:p>
      <text:p text:style-name="P1">Tu és Santo, ó Senhor</text:p>
      <text:p text:style-name="P1">Ôô, ôô, ôô</text:p>
      <text:p text:style-name="P1">Tu és digno de louvor</text:p>
      <text:p text:style-name="P2"/>
      <text:p text:style-name="P2">Só em Ti confiarei; Eu nada temerei</text:p>
      <text:p text:style-name="P2">Em frente eu irei</text:p>
      <text:p text:style-name="P2">Pois eu sei que vivo estás!; E um dia voltarás</text:p>
      <text:p text:style-name="P2">Do céu pra nos buscar; Para sempre Reinarás, aleluia!</text:p>
      <text:p text:style-name="P2"/>
      <text:p text:style-name="P2">Vem Jesus, vem Jesus!</text:p>
      <text:p text:style-name="P2">Maranata ora, vem Senhor Jesus!</text:p>
      <text:p text:style-name="P2">Vem Jesus, vem Jesus!</text:p>
      <text:p text:style-name="P4">Maranata ora, vem Senhor Jesus!</text:p>
      <text:p text:style-name="P4"><text:span text:style-name="T4">Maranata</text:span><text:span text:style-name="T5"><text:tab/><text:tab/></text:span><text:span text:style-name="T3">Ministério Avivah<text:tab/></text:span><text:span text:style-name="T1">[ </text:span><text:span text:style-name="T2">30 </text:span><text:span text:style-name="T1">]</text:span></text:p>
      <text:p text:style-name="P3">Tu és a minha luz</text:p>
      <text:p text:style-name="P3">A minha salvação</text:p>
      <text:p text:style-name="P3">E a Ti me renderei</text:p>
      <text:p text:style-name="P3">Se ao teu lado estou</text:p>
      <text:p text:style-name="P3">Seguro em tuas mãos</text:p>
      <text:p text:style-name="P3">Eu nada temerei</text:p>
      <text:p text:style-name="P3"/>
      <text:p text:style-name="P3">Ôô, ôô, ôô</text:p>
      <text:p text:style-name="P3">Tu és Santo, ó Senhor</text:p>
      <text:p text:style-name="P3">Ôô, ôô, ôô</text:p>
      <text:p text:style-name="P3">Tu és digno de louvor</text:p>
      <text:p text:style-name="P3"/>
      <text:p text:style-name="P3">Só em Ti confiarei; Eu nada temerei</text:p>
      <text:p text:style-name="P3">Em frente eu irei</text:p>
      <text:p text:style-name="P3">Pois eu sei que vivo estás!; E um dia voltarás</text:p>
      <text:p text:style-name="P3">Do céu pra nos buscar; Para sempre Reinarás, aleluia!</text:p>
      <text:p text:style-name="P3"/>
      <text:p text:style-name="P3">Vem Jesus, vem Jesus!</text:p>
      <text:p text:style-name="P3">Maranata ora, vem Senhor Jesus!</text:p>
      <text:p text:style-name="P3">Vem Jesus, vem Jesus!</text:p>
      <text:p text:style-name="P3">Maranata ora, vem Senhor Jesu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2:42.358008117</dc:date>
    <meta:editing-cycles>15</meta:editing-cycles>
    <meta:editing-duration>PT20M30S</meta:editing-duration>
    <meta:generator>LibreOffice/5.2.5.1$Linux_X86_64 LibreOffice_project/20m0$Build-1</meta:generator>
    <meta:document-statistic meta:table-count="0" meta:image-count="0" meta:object-count="0" meta:page-count="1" meta:paragraph-count="38" meta:word-count="190" meta:character-count="912" meta:non-whitespace-character-count="758"/>
  </office:meta>
</office:document-meta>
</file>